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A2000001A8000001A82D516471.svg" manifest:media-type="image/svg+xml"/>
  <manifest:file-entry manifest:full-path="Pictures/10000000000002C50000018C5CBC1BD6.jpg" manifest:media-type="image/jpeg"/>
  <manifest:file-entry manifest:full-path="Pictures/10000000000001C1000000FA3AFFB3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3.175cm" fo:min-width="0cm" fo:padding-top="0cm" fo:padding-bottom="0cm" fo:padding-left="0cm" fo:padding-right="0cm" fo:wrap-option="wrap" draw:shadow-color="#b2b2b2"/>
    </style:style>
    <style:style style:name="pr2" style:family="presentation" style:parent-style-name="Title1-outline1">
      <style:graphic-properties fo:min-height="0.527cm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1.059cm"/>
    </style:style>
    <style:style style:name="pr5" style:family="presentation" style:parent-style-name="Title1-subtitle">
      <style:graphic-properties fo:min-height="1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top="0.2cm" fo:margin-bottom="0cm" fo:text-align="justify"/>
    </style:style>
    <style:style style:name="P4" style:family="paragraph">
      <style:paragraph-properties fo:margin-top="0.2cm" fo:margin-bottom="0cm" fo:text-align="justify"/>
      <style:text-properties fo:font-size="16pt" style:font-size-asian="16pt" style:font-size-complex="16pt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/>
      <style:text-properties fo:font-size="16pt" style:font-size-asian="16pt" style:font-size-complex="16pt"/>
    </style:style>
    <style:style style:name="P7" style:family="paragraph">
      <style:text-properties fo:font-size="12pt"/>
    </style:style>
    <style:style style:name="P8" style:family="paragraph">
      <style:paragraph-properties fo:text-align="justify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fo:font-size="16pt" style:font-size-asian="16pt" style:font-size-complex="16pt"/>
    </style:style>
    <style:style style:name="T3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27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54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7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</office:automatic-styles>
  <office:body>
    <office:presentation>
      <draw:page draw:name="TITEL DER PRÄSENTATION ODER THEMA ZWEIZEILIGE VERSION" draw:style-name="dp1" draw:master-page-name="Title1" presentation:presentation-page-layout-name="AL1T1">
        <draw:frame presentation:style-name="pr1" draw:text-style-name="P2" draw:layer="layout" svg:width="22.393cm" svg:height="3.175cm" svg:x="1.6cm" svg:y="10.625cm" presentation:class="title" presentation:user-transformed="true">
          <draw:text-box>
            <text:p text:style-name="P1">Coalitional skill games with incomplete information and oversupply of tasks</text:p>
          </draw:text-box>
        </draw:frame>
        <draw:frame presentation:style-name="pr2" draw:layer="layout" svg:width="22.393cm" svg:height="0.777cm" svg:x="1.498cm" svg:y="15.72cm" presentation:class="outline">
          <draw:text-box>
            <text:p text:style-name="P1"><text:s/>Mitja Phillip Richter, Tobias Pockrandt, Mihail Bogojeski, Björn Fischer | AOT | Abschlusspräsentation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orecast</text:p>
          </draw:text-box>
        </draw:frame>
        <draw:frame presentation:style-name="pr2" draw:text-style-name="P4" draw:layer="layout" svg:width="22.393cm" svg:height="10.497cm" svg:x="1.491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Ziel: den globalen Output zu maximieren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# Aufgaben &gt; # gutem Person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5">
                <text:list-item>
                  <text:p><text:s/>Ziel: den globalen Output zu maximieren</text:p>
                </text:list-item>
                <text:list-item>
                  <text:p text:style-name="P1"><text:s/><text:tab/>(Utilatiristische/soziale) Wohlfahrt Maximieren</text:p>
                  <text:list>
                    <text:list-item>
                      <text:p><text:s/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Outline</text:p>
          </draw:text-box>
        </draw:frame>
        <draw:frame presentation:style-name="pr2" draw:text-style-name="P6" draw:layer="layout" svg:width="22.393cm" svg:height="10.497cm" svg:x="1.435cm" svg:y="6.115cm" presentation:class="outline" presentation:user-transformed="true">
          <draw:text-box>
            <text:list text:style-name="L6">
              <text:list-item>
                <text:p text:style-name="P5"><text:span text:style-name="T1">Spezifikation der Rahmenbedingungen</text:span></text:p>
              </text:list-item>
              <text:list-item>
                <text:p text:style-name="P5"><text:span text:style-name="T1">Beschreibung Algorithmus</text:span></text:p>
              </text:list-item>
              <text:list-item>
                <text:p text:style-name="P5"><text:span text:style-name="T1">Angewandte Methoden</text:span></text:p>
              </text:list-item>
              <text:list-item>
                <text:p text:style-name="P5"><text:span text:style-name="T1">Evaluation</text:span></text:p>
              </text:list-item>
              <text:list-item>
                <text:p text:style-name="P5"><text:span text:style-name="T1">Resumé</text:span></text:p>
              </text:list-item>
              <text:list-item>
                <text:p text:style-name="P5"><text:span text:style-name="T1">Future Wor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draw:frame presentation:style-name="pr4" draw:layer="layout" svg:width="16cm" svg:height="1.059cm" svg:x="1.6cm" svg:y="1.6cm" presentation:class="title" presentation:user-transformed="true">
          <draw:text-box>
            <text:p>Problembeschreibung</text:p>
          </draw:text-box>
        </draw:frame>
        <draw:frame presentation:style-name="pr2" draw:text-style-name="P6" draw:layer="layout" svg:width="22.393cm" svg:height="10.497cm" svg:x="1.4cm" svg:y="5.903cm" presentation:class="outline" presentation:user-transformed="true">
          <draw:text-box>
            <text:list text:style-name="L6">
              <text:list-item>
                <text:p text:style-name="P5"><text:span text:style-name="T1">Matching von Agenten und Aufgaben</text:span></text:p>
              </text:list-item>
              <text:list-item>
                <text:p text:style-name="P5"><text:span text:style-name="T1">Koalitionsbildung erfolgt durch Agenten </text:span></text:p>
              </text:list-item>
              <text:list-item>
                <text:p text:style-name="P5"><text:span text:style-name="T1">Inklusive Verhandlung über Teilnehmer und Outcome</text:span></text:p>
              </text:list-item>
              <text:list-item>
                <text:p text:style-name="P5"><text:span text:style-name="T1">Agenten besitzen nur begrenzte Informationen</text:span></text:p>
                <text:p text:style-name="P5"><text:span text:style-name="T1"/></text:p>
              </text:list-item>
              <text:list-item>
                <text:p text:style-name="P5"><text:span text:style-name="T1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Hauptproblem:</text:p>
              <text:p text:style-name="P8">Matching von Agenten und Aufgaben. Dieses Matching soll möglichst Effektiv sein, wobei eine Definition von Effektivität mal aufgeschoben sein soll.</text:p>
              <text:p text:style-name="P8">Es müssen also mehrere Agenten auf noch mehr Aufgaben verteilt <text:tab/>werden. </text:p>
              <text:p text:style-name="P8">Dieses Problem lässt sich leicht auf die Realität übertragen. Verteilung von Bauaufträgen an Baufirmen z.b.</text:p>
              <text:p text:style-name="P8">Die Verteilung soll allerdings nicht von einer Instanz unternommen werden, die aller Permutationen überprüft. </text:p>
              <text:p text:style-name="P8">Die Agenten bewerben sich auf eine Aufgabe und müssen diese im allgemeinen zusammen mit anderen Lösen, sodass eine Verhandlungsphase zwischen den Agenten auftritt.</text:p>
              <text:p text:style-name="P8">Diese Verhandlung ist ein zu Lösendes Unterproblem. <text:s/></text:p>
              <text:p text:style-name="P8">Hinzu kommt das Realitätsnahe fehlen der gesammten Informationen</text:p>
            </draw:text-box>
          </draw:frame>
        </presentation:notes>
      </draw:page>
      <draw:page draw:name="page5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Spezifische Aufbau</text:p>
          </draw:text-box>
        </draw:frame>
        <draw:frame presentation:style-name="pr2" draw:text-style-name="P8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5"><text:s/><text:span text:style-name="T2">Abent</text:span><text:span text:style-name="T3">euerer und Quests</text:span></text:p>
              </text:list-item>
              <text:list-item>
                <text:p text:style-name="P5"><text:span text:style-name="T3"><text:s/></text:span><text:span text:style-name="T3">while(restskill || deadline) </text:span></text:p>
              </text:list-item>
            </text:list>
            <text:list text:style-name="L7">
              <text:list-item>
                <text:list>
                  <text:list-item>
                    <text:p text:style-name="P8"><text:s/>Nutzen berechnen</text:p>
                  </text:list-item>
                  <text:list-item>
                    <text:p text:style-name="P8"><text:s/>Bewerbung auf max. 4 Abenteuer</text:p>
                  </text:list-item>
                  <text:list-item>
                    <text:p text:style-name="P8"><text:s/>Ermittlung von Koalitionen in allen Abenteuern</text:p>
                  </text:list-item>
                  <text:list-item>
                    <text:p text:style-name="P8"><text:s/>Auswahl der besten Koalition für jedes Abenteuer</text:p>
                  </text:list-item>
                  <text:list-item>
                    <text:p text:style-name="P8"><text:s/>Entfernen von Überschüssen </text:p>
                  </text:list-item>
                  <text:list-item>
                    <text:p text:style-name="P8"><text:s/>Festlegung auf ein Abenteuer / Koalition</text:p>
                  </text:list-item>
                  <text:list-item>
                    <text:p text:style-name="P8"><text:s/>Geschlossene Abenteuer sind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4">Baustelen und Baufirmen sind zu Langweilig.</text:span></text:p>
              <text:p><text:span text:style-name="T4">Daher haben wir Abenteuerer und Quests die zu erledigen sind.</text:span></text:p>
              <text:p><text:span text:style-name="T4">Die Quests erfordern Skills welche von den Abenteurern besessen werden.</text:span></text:p>
              <text:p><text:span text:style-name="T4"/></text:p>
              <text:p><text:span text:style-name="T4">Insgesammt sind mehr Quests vorhanden bzw. erfordern diese mehr Skills als die Agenten zusammen besitzen. </text:span></text:p>
              <text:p><text:span text:style-name="T4">Des weiteren existieren Abenteuer unterschiedlicher Größe, wobei diese im Outcome mehr als Linear ansteigen. </text:span></text:p>
              <text:p><text:span text:style-name="T4"/></text:p>
              <text:p><text:span text:style-name="T4">Die Abenteurer bewerben sich nun auf eine Anzahl an Abenteuern. </text:span></text:p>
              <text:p><text:span text:style-name="T4">Dort bilden sie selbst Koorlitionen und verhandeln das Jeweilige Outcome.</text:span></text:p>
              <text:p><text:span text:style-name="T4"/></text:p>
              <text:p><text:span text:style-name="T4">Die Quests werden so vergeben, das kein Überschuss bestehen kann.</text:span></text:p>
              <text:p><text:span text:style-name="T4">Restskills können anschließend in weitere Abenteuer investiert werden. <text:s/></text:span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6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Angewendeten Methoden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Utilityfunctions (Inklusive. Rewardabschätzung)</text:span></text:p>
              </text:list-item>
              <text:list-item>
                <text:p text:style-name="P3"><text:span text:style-name="T1"><text:s/></text:span><text:span text:style-name="T1">Konzept (Dummy/Veto-Spieler)</text:span></text:p>
              </text:list-item>
              <text:list-item>
                <text:p text:style-name="P3"><text:span text:style-name="T1"><text:s/></text:span><text:span text:style-name="T1">Banzhaf Power Index</text:span></text:p>
              </text:list-item>
              <text:list-item>
                <text:p text:style-name="P3"><text:span text:style-name="T1"><text:s/></text:span><text:span text:style-name="T1">Shapley Value</text:span></text:p>
              </text:list-item>
              <text:list-item>
                <text:p text:style-name="P3"><text:span text:style-name="T1"><text:s/></text:span><text:span text:style-name="T1">Powerpruning</text:span></text:p>
              </text:list-item>
              <text:list-item>
                <text:p text:style-name="P3"><text:span text:style-name="T1"><text:s/></text:span><text:span text:style-name="T1">Deadlin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5">Powerpruning:</text:span></text:p>
              <text:p><text:span text:style-name="T4">Bei Überschuss geben die Agenten Skills in Abhängigkeit ihrer Investierten Power ab. Sie behalten für die Verhandlung ihren Alten Wert</text:span></text:p>
              <text:p><text:span text:style-name="T4"/></text:p>
            </draw:text-box>
          </draw:frame>
        </presentation:notes>
      </draw:page>
      <draw:page draw:name="page7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Resumé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uture Work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Von pseudoverteilten zu verteilten Algorithmus </text:span></text:p>
              </text:list-item>
              <text:list-item>
                <text:p text:style-name="P3"><text:span text:style-name="T1"><text:s/></text:span><text:span text:style-name="T1">Einbindung von echtem „Maschinellem Lernen“</text:span></text:p>
              </text:list-item>
              <text:list-item>
                <text:p text:style-name="P3"><text:span text:style-name="T1"><text:s/></text:span><text:span text:style-name="T1">Großflächige Untersuchung veränderter Parame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7" draw:layer="layout" svg:width="15.24cm" svg:height="11.43cm" svg:x="1.905cm" svg:y="12.065cm" presentation:class="notes">
            <draw:text-box>
              <text:p><text:span text:style-name="T4">Der Algorithmus ist hier nur Quasiverteilt. </text:span></text:p>
              <text:p><text:span text:style-name="T4"/></text:p>
              <text:p><text:span text:style-name="T4">Durch die Anwendung von Maschinellem Lernen lassen sich sicherlich genauerer Ergebnisse finden, als <text:s/>duch simplen Anwendung von Grundideen.</text:span></text:p>
            </draw:text-box>
          </draw:frame>
        </presentation:notes>
      </draw:page>
      <draw:page draw:name="page14" draw:style-name="dp3" draw:master-page-name="Title1" presentation:presentation-page-layout-name="AL2T32">
        <draw:frame presentation:style-name="pr5" draw:text-style-name="P10" draw:layer="layout" svg:width="7.6cm" svg:height="1.553cm" svg:x="8.4cm" svg:y="8.8cm" presentation:class="subtitle" presentation:user-transformed="true">
          <draw:text-box>
            <text:p text:style-name="P9"><text:span text:style-name="T6">Platz für Frage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6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59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94cm" fo:min-width="3.296cm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3AFFB317.jpg" xlink:type="simple" xlink:show="embed" xlink:actuate="onLoad">
          <text:p/>
        </draw:image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59cm" svg:x="1.498cm" svg:y="13.638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5CBC1BD6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2-01T14:35:06.843000000</meta:creation-date>
    <dc:date>2015-02-06T18:13:41.854000000</dc:date>
    <meta:editing-cycles>34</meta:editing-cycles>
    <meta:editing-duration>PT42M35S</meta:editing-duration>
    <meta:generator>LibreOffice/4.3.5.2$Windows_x86 LibreOffice_project/3a87456aaa6a95c63eea1c1b3201acedf0751bd5</meta:generator>
    <meta:document-statistic meta:object-count="90"/>
  </office:meta>
</office:document-meta>
</file>